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egrit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4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2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2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4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2" fo:font-size="12pt" style:font-size-asian="12pt" style:font-size-complex="12pt"/>
    </style:style>
    <style:style style:name="T94" style:family="text">
      <style:text-properties style:font-name="Times New Roman2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weight="bold" style:font-weight-asian="bold" style:font-weight-complex="bold"/>
    </style:style>
    <style:style style:name="T10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5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60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2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7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7" style:family="text">
      <style:text-properties style:font-name="Times New Roman" style:font-name-asian="Times New Roman" style:font-name-complex="Times New Roman"/>
    </style:style>
    <style:style style:name="T17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8" style:family="text">
      <style:text-properties style:font-name="Times New Roman1" style:font-name-asian="Times New Roman1" style:font-name-complex="Times New Roman1"/>
    </style:style>
    <style:style style:name="T189" style:family="text">
      <style:text-properties style:font-name="Times New Roman" fo:font-size="12pt" style:font-size-asian="12pt" style:font-size-complex="12pt" style:font-name-complex="Times New Roman"/>
    </style:style>
    <style:style style:name="T190" style:family="text">
      <style:text-properties style:font-name="Times New Roman" fo:font-size="12pt" style:font-size-asian="12pt" style:font-size-complex="12pt" style:font-name-complex="Times New Roman1"/>
    </style:style>
    <style:style style:name="T191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92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93" style:family="text">
      <style:text-properties style:font-name="Times New Roman" fo:font-size="12pt" style:font-name-complex="Times New Roman" style:font-size-asian="12pt" style:font-size-complex="12pt"/>
    </style:style>
    <style:style style:name="T194" style:family="text">
      <style:text-properties style:font-name="Times New Roman" fo:font-style="italic" style:font-style-complex="italic"/>
    </style:style>
    <style:style style:name="T195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196" style:family="text">
      <style:text-properties style:font-name="Times New Roman" fo:font-size="12pt" style:font-size-asian="12pt" style:font-size-complex="12pt" fo:font-style="normal" style:font-style-complex="normal"/>
    </style:style>
    <style:style style:name="T197" style:family="text">
      <style:text-properties style:font-name="Times New Roman" fo:font-size="12pt" style:font-size-asian="12pt" style:font-size-complex="12pt" fo:font-style="italic" style:font-style-complex="italic"/>
    </style:style>
    <style:style style:name="T198" style:family="text">
      <style:text-properties fo:font-size="12pt" style:font-size-asian="12pt" style:font-size-complex="12pt" fo:font-style="italic" style:font-style-complex="italic"/>
    </style:style>
    <style:style style:name="T19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0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0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03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04" style:family="text">
      <style:text-properties fo:font-size="12pt" style:font-size-asian="12pt" style:font-size-complex="12pt" fo:font-style="normal" style:font-style-complex="normal" style:font-name="Times New Roman"/>
    </style:style>
    <style:style style:name="T205" style:family="text">
      <style:text-properties style:font-name="Times New Roman" style:font-name-complex="Times New Roman"/>
    </style:style>
    <style:style style:name="T206" style:family="text">
      <style:text-properties style:font-name="Times New Roman" style:font-name-complex="Times New Roman" fo:font-style="italic" style:font-style-complex="italic"/>
    </style:style>
    <style:style style:name="T207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08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09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10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11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12" style:family="text">
      <style:text-properties style:font-name-complex="Times New Roman"/>
    </style:style>
    <style:style style:name="T213" style:family="text">
      <style:text-properties style:font-name-complex="Times New Roman1"/>
    </style:style>
    <style:style style:name="T214" style:family="text">
      <style:text-properties style:font-name-complex="Times New Roman" fo:font-style="italic" style:font-style-complex="italic"/>
    </style:style>
    <style:style style:name="T215" style:family="text">
      <style:text-properties style:font-name-complex="Times New Roman" fo:font-style="normal" style:font-style-complex="normal"/>
    </style:style>
    <style:style style:name="T216" style:family="text">
      <style:text-properties fo:font-size="12pt" style:font-name-complex="Times New Roman" style:font-size-asian="12pt" style:font-size-complex="12pt"/>
    </style:style>
    <style:style style:name="T217" style:family="text">
      <style:text-properties fo:font-size="12pt" style:font-size-asian="12pt" style:font-size-complex="12pt" style:font-name-complex="Times New Roman1"/>
    </style:style>
    <style:style style:name="T218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19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20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21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2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25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8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8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8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78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9">Bernat. 1980 </text:span><text:span text:style-name="T190">[1545]</text:span><text:span text:style-name="T189">. </text:span><text:span text:style-name="T191">Linguae vasconum primitiae</text:span><text:span text:style-name="T19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93">Leizarraga, Joanes. 1990 </text:span><text:span text:style-name="T190">[</text:span><text:span text:style-name="T189">1571</text:span><text:span text:style-name="T190">]</text:span><text:span text:style-name="T189">. </text:span><text:span text:style-name="T191">Iesus Christ gure iaunaren testamentu berria, Othoitza ecclesiasticoen forma,Catechismea, Kalendrera, ABC edo christinoen instructionea</text:span><text:span text:style-name="T19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194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93">Urkixo, Julio. 1919. </text:span><text:span text:style-name="T195">El refranero vasco</text:span><text:span text:style-name="T193">, vol. I: </text:span><text:span text:style-name="T195">Los refranes de Garibay</text:span><text:span text:style-name="T193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96">Betolazaren “Doctrina christiana”. </text:span><text:span text:style-name="T197">Euskera</text:span><text:span text:style-name="T19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96">Betolazaren “Doctrina christiana”. </text:span><text:span text:style-name="T197">Euskera</text:span><text:span text:style-name="T19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96">Betolazaren “Doctrina christiana”. </text:span><text:span text:style-name="T197">Euskera</text:span><text:span text:style-name="T19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8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8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8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8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198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9">Floristán, José M</text:span><text:span text:style-name="T200">a</text:span><text:span text:style-name="T199">. 1993. Conflictos fronterizos, espionaje y vascuence a finales del siglo XVI: 20 documentos inéditos. </text:span><text:span text:style-name="T201">Fontes Linguae Vasconum</text:span><text:span text:style-name="T202"> 63. 177</text:span><text:span text:style-name="T203">‒</text:span><text:span text:style-name="T20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8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8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188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77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7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77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7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3">Krajewska, Dorota, Eneko Zuloaga, Ekaitz Santazilia, Borja Ariztimuño, Oxel Uribe-Etxebarria &amp; Urtzi Reguero. 2017. </text:span><text:span text:style-name="T195">Esteve Materraren Do(c)trina Christiana (1617 &amp; 1623): edizioa eta azterketa</text:span><text:span text:style-name="T19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3">Krajewska, Dorota, Eneko Zuloaga, Ekaitz Santazilia, Borja Ariztimuño, Oxel Uribe-Etxebarria &amp; Urtzi Reguero. 2017. </text:span><text:span text:style-name="T195">Esteve Materraren Do(c)trina Christiana (1617 &amp; 1623): edizioa eta azterketa</text:span><text:span text:style-name="T19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93">Krajewska, Dorota, Eneko Zuloaga, Ekaitz Santazilia, Borja Ariztimuño, Oxel Uribe-Etxebarria &amp; Urtzi Reguero. 2017. </text:span><text:span text:style-name="T195">Esteve Materraren Do(c)trina Christiana (1617 &amp; 1623): edizioa eta azterketa</text:span><text:span text:style-name="T19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78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05">Lakarra, Joseba A. 1999. </text:span><text:span text:style-name="T206">L’Interprect ou traduction du françois, espagol &amp; basque</text:span><text:span text:style-name="T205"> (~ 1620): II. Elkarrizketak. </text:span><text:span text:style-name="T207">International Journal of Basque Linguistics and Philology </text:span><text:span text:style-name="T208">[</text:span><text:span text:style-name="T209">ASJU</text:span><text:span text:style-name="T208">] 33(2). 493</text:span><text:span text:style-name="T210">–</text:span><text:span text:style-name="T20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178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05">Lakarra, Joseba A. 1999. </text:span><text:span text:style-name="T206">L’Interprect ou traduction du françois, espagol &amp; basque</text:span><text:span text:style-name="T205"> (~ 1620): II. Elkarrizketak. </text:span><text:span text:style-name="T207">International Journal of Basque Linguistics and Philology </text:span><text:span text:style-name="T208">[</text:span><text:span text:style-name="T209">ASJU</text:span><text:span text:style-name="T208">] 33(2). 493</text:span><text:span text:style-name="T210">–</text:span><text:span text:style-name="T20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78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05">Lakarra, Joseba A. 1999. </text:span><text:span text:style-name="T206">L’Interprect ou traduction du françois, espagol &amp; basque</text:span><text:span text:style-name="T205"> (~ 1620): II. Elkarrizketak. </text:span><text:span text:style-name="T207">International Journal of Basque Linguistics and Philology </text:span><text:span text:style-name="T208">[</text:span><text:span text:style-name="T209">ASJU</text:span><text:span text:style-name="T208">] 33(2). 493</text:span><text:span text:style-name="T210">–</text:span><text:span text:style-name="T20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79">Beriain’s </text:span><text:span text:style-name="T180">Tratado de como se ha de oyr missa</text:span><text:span text:style-name="T181"> (1621)</text:span></text:p>
          </table:table-cell>
          <table:table-cell table:style-name="ce12" office:value-type="string" calcext:value-type="string">
            <text:p><text:span text:style-name="T193">Beriain, Juan. 1621. </text:span><text:span text:style-name="T195">Tratado de como se ha de oyr missa</text:span><text:span text:style-name="T211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179">Axular’s </text:span><text:span text:style-name="T180">Gero</text:span><text:span text:style-name="T181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193">Kapanaga, Martin O. 1656. </text:span><text:span text:style-name="T195">Exposición breue de la doctrina christiana</text:span><text:span text:style-name="T211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12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0">[1657]</text:span><text:span text:style-name="T189">. </text:span><text:span text:style-name="T191">Euskal atsotitzak eta neurtitzak</text:span><text:span text:style-name="T19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0">[1657]</text:span><text:span text:style-name="T189">. </text:span><text:span text:style-name="T191">Euskal atsotitzak eta neurtitzak</text:span><text:span text:style-name="T19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0">[1657]</text:span><text:span text:style-name="T189">. </text:span><text:span text:style-name="T191">Euskal atsotitzak eta neurtitzak</text:span><text:span text:style-name="T19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0">[1657]</text:span><text:span text:style-name="T189">. </text:span><text:span text:style-name="T191">Euskal atsotitzak eta neurtitzak</text:span><text:span text:style-name="T19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0">[1657]</text:span><text:span text:style-name="T189">. </text:span><text:span text:style-name="T191">Euskal atsotitzak eta neurtitzak</text:span><text:span text:style-name="T19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0">[1657]</text:span><text:span text:style-name="T189">. </text:span><text:span text:style-name="T191">Euskal atsotitzak eta neurtitzak</text:span><text:span text:style-name="T19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2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2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2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82">Tartas’ </text:span><text:span text:style-name="T183">Onsa hilceco bidia</text:span><text:span text:style-name="T184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82">Tartas’ </text:span><text:span text:style-name="T183">Onsa hilceco bidia</text:span><text:span text:style-name="T184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82">Tartas’ </text:span><text:span text:style-name="T183">Onsa hilceco bidia</text:span><text:span text:style-name="T184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82">Tartas’ </text:span><text:span text:style-name="T183">Onsa hilceco bidia</text:span><text:span text:style-name="T184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82">Tartas’ </text:span><text:span text:style-name="T183">Onsa hilceco bidia</text:span><text:span text:style-name="T184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82">(18) [present participle + </text:span><text:span text:style-name="T183">izan</text:span><text:span text:style-name="T184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85">Otxoa de Arin’s </text:span><text:span text:style-name="T186">Doctrina christianaren explicacioa</text:span><text:span text:style-name="T187"> (1713)</text:span></text:p>
          </table:table-cell>
          <table:table-cell table:style-name="ce9" office:value-type="string" calcext:value-type="string">
            <text:p><text:span text:style-name="T216">Otxoa de Arin, Joseph. 1902 </text:span><text:span text:style-name="T217">[1713]. </text:span><text:span text:style-name="T218">Doctrina christianaren explicacioa</text:span><text:span text:style-name="T217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179">Xurio’s </text:span><text:span text:style-name="T180">Jesu-Christoren imitacionea</text:span><text:span text:style-name="T181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196">[1720]. </text:span><text:span text:style-name="T197">Jesu-Christoren imitacionea</text:span><text:span text:style-name="T196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185">Barrutia’s </text:span><text:span text:style-name="T186">Acto para la Noche Buena</text:span><text:span text:style-name="T187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188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9">Elizalde, Francisco. 1735. </text:span><text:span text:style-name="T220">Apezendaco dotrina christiana uscáras</text:span><text:span text:style-name="T221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9">Elizalde, Francisco. 1735. </text:span><text:span text:style-name="T220">Apezendaco dotrina christiana uscáras</text:span><text:span text:style-name="T221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9">Elizalde, Francisco. 1735. </text:span><text:span text:style-name="T220">Apezendaco dotrina christiana uscáras</text:span><text:span text:style-name="T221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22">Urkizu, Diego de. 1737. </text:span><text:span text:style-name="T223">Virgina Santissimien Errosario Santuena</text:span><text:span text:style-name="T224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178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78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5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79">Kardaberaz’ </text:span><text:span text:style-name="T180">Eusqueraren berri onac</text:span><text:span text:style-name="T181"> (1761)</text:span></text:p>
          </table:table-cell>
          <table:table-cell table:style-name="ce12" office:value-type="string" calcext:value-type="string">
            <text:p>Kardaberaz, Agustin. 2004 [1761]. <text:span text:style-name="T225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73">Cer icen </text:span><text:span text:style-name="T174">eman</text:span><text:span text:style-name="T175"> oi </text:span><text:span text:style-name="T174">zate</text:span><text:span text:style-name="T175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73">Beraz onezco damu, edo Contricioarequin confesatzeco prestatzen bada bat, eta Elizara dijoala bidean </text:span><text:span text:style-name="T174">iltzen bada</text:span><text:span text:style-name="T175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76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2)</text:p>
          </table:table-cell>
          <table:table-cell table:number-columns-repeated="16383"/>
        </table:table-row>
        <table:table-row table:style-name="ro1" table:number-rows-repeated="10476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egrit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Lodi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26T15:55:59.636000000</dc:date>
    <meta:editing-duration>P1DT18H6M6S</meta:editing-duration>
    <meta:editing-cycles>944</meta:editing-cycles>
    <meta:generator>LibreOffice/7.5.2.2$Windows_X86_64 LibreOffice_project/53bb9681a964705cf672590721dbc85eb4d0c3a2</meta:generator>
    <meta:document-statistic meta:table-count="1" meta:cell-count="10036" meta:object-count="0"/>
  </office:meta>
</office:document-meta>
</file>